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officeooo:paragraph-rsid="00469e73"/>
    </style:style>
    <style:style style:name="P113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15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3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4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4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4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5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5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5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5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56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57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58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60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61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64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65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66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67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68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73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74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75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6dcc14" style:font-size-asian="10.5pt" style:font-weight-asian="normal" style:font-size-complex="12pt" style:font-weight-complex="normal"/>
    </style:style>
    <style:style style:name="P177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619e7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9c8de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officeooo:rsid="00469e73"/>
    </style:style>
    <style:style style:name="T51" style:family="text">
      <style:text-properties officeooo:rsid="0046e4b3"/>
    </style:style>
    <style:style style:name="T52" style:family="text">
      <style:text-properties officeooo:rsid="00486edb"/>
    </style:style>
    <style:style style:name="T53" style:family="text">
      <style:text-properties officeooo:rsid="004a7bfc"/>
    </style:style>
    <style:style style:name="T54" style:family="text">
      <style:text-properties officeooo:rsid="004b7e53"/>
    </style:style>
    <style:style style:name="T55" style:family="text">
      <style:text-properties officeooo:rsid="005039e1"/>
    </style:style>
    <style:style style:name="T56" style:family="text">
      <style:text-properties officeooo:rsid="00527044"/>
    </style:style>
    <style:style style:name="T57" style:family="text">
      <style:text-properties officeooo:rsid="0054517a"/>
    </style:style>
    <style:style style:name="T58" style:family="text">
      <style:text-properties officeooo:rsid="00546cea"/>
    </style:style>
    <style:style style:name="T59" style:family="text">
      <style:text-properties officeooo:rsid="0055bf67"/>
    </style:style>
    <style:style style:name="T60" style:family="text">
      <style:text-properties officeooo:rsid="004c20d1"/>
    </style:style>
    <style:style style:name="T61" style:family="text">
      <style:text-properties officeooo:rsid="00591212"/>
    </style:style>
    <style:style style:name="T62" style:family="text">
      <style:text-properties officeooo:rsid="005b1080"/>
    </style:style>
    <style:style style:name="T63" style:family="text">
      <style:text-properties officeooo:rsid="005c2d08"/>
    </style:style>
    <style:style style:name="T64" style:family="text">
      <style:text-properties officeooo:rsid="005f2823"/>
    </style:style>
    <style:style style:name="T65" style:family="text">
      <style:text-properties officeooo:rsid="0059c8de"/>
    </style:style>
    <style:style style:name="T66" style:family="text">
      <style:text-properties officeooo:rsid="00638079"/>
    </style:style>
    <style:style style:name="T67" style:family="text">
      <style:text-properties officeooo:rsid="0066a1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3"/>
      <text:p text:style-name="P23">Presentació assignatura</text:p>
      <text:p text:style-name="P33">Comentem web assignatura</text:p>
      <text:p text:style-name="P46">Comentem unitats </text:p>
      <text:list xml:id="list8654917794049785245" text:style-name="L1">
        <text:list-item>
          <text:p text:style-name="P141"><text:a xlink:type="simple" xlink:href="https://paulinoposada.github.io/web_e/web_e_2425/documents/apunts/unitat_1_ley_ohm/e_apunts_ud_1_1_gs.pdf">1.1 Circuit elèctric</text:a></text:p>
        </text:list-item>
        <text:list-item>
          <text:p text:style-name="P141"><text:a xlink:type="simple" xlink:href="https://paulinoposada.github.io/web_e/web_e_2425/documents/apunts/unitat_1_ley_ohm/e_apunts_ud_1_2_gs.pdf">1.2 Llei d'ohm</text:a></text:p>
        </text:list-item>
        <text:list-item>
          <text:p text:style-name="P141"><text:a xlink:type="simple" xlink:href="https://paulinoposada.github.io/web_e/web_e_2425/documents/apunts/unitat_2_seguridad/e_apunts_ud_2_1_gs.pdf">2 Seguretat</text:a></text:p>
        </text:list-item>
        <text:list-item>
          <text:p text:style-name="P141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42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3"/>
      <text:p text:style-name="P33"/>
      <text:p text:style-name="P3">Di<text:span text:style-name="T3">jous</text:span><text:tab/><text:tab/><text:tab/><text:tab/>2<text:span text:style-name="T3">6</text:span>/09/2<text:span text:style-name="T1">4</text:span></text:p>
      <text:p text:style-name="P24"/>
      <text:p text:style-name="P34">Comentem </text:p>
      <text:list xml:id="list7539357551158274635" text:style-name="L2">
        <text:list-item>
          <text:p text:style-name="P143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59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43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7"/>
      <text:p text:style-name="P47"/>
      <text:p text:style-name="P4">Di<text:span text:style-name="T5">vendres</text:span><text:tab/><text:tab/><text:tab/>2<text:span text:style-name="T5">7</text:span>/09/2<text:span text:style-name="T1">4</text:span></text:p>
      <text:p text:style-name="P25"/>
      <text:p text:style-name="P35">Comentem </text:p>
      <text:list xml:id="list205202451993123" text:continue-numbering="true" text:style-name="L2">
        <text:list-item>
          <text:p text:style-name="P144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3"/>
      <text:p text:style-name="P53"/>
      <text:p text:style-name="P53"/>
      <text:p text:style-name="P53"/>
      <text:p text:style-name="P53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5"/>
      <text:p text:style-name="P48">Comentem <text:s/></text:p>
      <text:list xml:id="list205203100063630" text:continue-list="list8654917794049785245" text:style-name="L1">
        <text:list-item>
          <text:p text:style-name="P145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46">Programa de simulació Cade Simu</text:p>
        </text:list-item>
      </text:list>
      <text:p text:style-name="P35"/>
      <text:p text:style-name="P35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5"/>
      <text:p text:style-name="P35">Comentem </text:p>
      <text:list xml:id="list6171725052926107607" text:style-name="L3">
        <text:list-item>
          <text:p text:style-name="P154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60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60">Baixem al taller i comentem connexió font d'alimentació de PC que utilitzarem per les pràctiques de cc.</text:p>
          <text:p text:style-name="P161"><text:s/></text:p>
        </text:list-item>
      </text:list>
      <text:p text:style-name="P48"/>
      <text:p text:style-name="P48"/>
      <text:p text:style-name="P13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5"/>
      <text:p text:style-name="P35">Comentem </text:p>
      <text:list xml:id="list205202643308831" text:continue-numbering="true" text:style-name="L3">
        <text:list-item>
          <text:p text:style-name="P168">Baixem al taller i feim practiques amb circuits pont.</text:p>
        </text:list-item>
      </text:list>
      <text:p text:style-name="P54"/>
      <text:p text:style-name="P54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6"/>
      <text:p text:style-name="P49">Comentem <text:s/></text:p>
      <text:list xml:id="list205201753349003" text:continue-list="list205203100063630" text:style-name="L1">
        <text:list-item>
          <text:p text:style-name="P147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47"/>
        </text:list-item>
      </text:list>
      <text:p text:style-name="P36"/>
      <text:p text:style-name="P36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6"/>
      <text:p text:style-name="P36">Comentem </text:p>
      <text:list xml:id="list7823973955710152982" text:style-name="L4">
        <text:list-item>
          <text:p text:style-name="P169">Comentem pràctica Wheatstone amb dos diodes, corrent per la diagonal en els següents casos: </text:p>
          <text:p text:style-name="P169">cas 1: potenciòmetre a màxima resistència </text:p>
          <text:p text:style-name="P169">cas 2: potenciòmetre a resistència igual a R3</text:p>
          <text:p text:style-name="P169">cas 3: potenciòmetrea a mínima resistència</text:p>
        </text:list-item>
        <text:list-item>
          <text:p text:style-name="P155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69"/>
          <text:p text:style-name="P162"><text:s/></text:p>
        </text:list-item>
      </text:list>
      <text:p text:style-name="P49"/>
      <text:p text:style-name="P49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6"/>
      <text:p text:style-name="P36">Comentem </text:p>
      <text:list xml:id="list205202717989118" text:continue-numbering="true" text:style-name="L4">
        <text:list-item>
          <text:p text:style-name="P155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5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7"/>
      <text:p text:style-name="P50">Comentem <text:s/></text:p>
      <text:list xml:id="list205201676531679" text:continue-list="list205201753349003" text:style-name="L1">
        <text:list-item>
          <text:p text:style-name="P148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48"/>
        </text:list-item>
      </text:list>
      <text:p text:style-name="P37"/>
      <text:p text:style-name="P37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7"/>
      <text:p text:style-name="P37">Comentem </text:p>
      <text:list xml:id="list1050298456585586497" text:style-name="L5">
        <text:list-item>
          <text:p text:style-name="P171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71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70"/>
          <text:p text:style-name="P163"><text:s/></text:p>
        </text:list-item>
      </text:list>
      <text:p text:style-name="P50"/>
      <text:p text:style-name="P50"/>
      <text:p text:style-name="P6"/>
      <text:p text:style-name="P136">Di<text:span text:style-name="T5">vendres</text:span><text:tab/><text:tab/><text:tab/><text:span text:style-name="T8">18</text:span>/<text:span text:style-name="T6">10</text:span>/2<text:span text:style-name="T1">4</text:span></text:p>
      <text:p text:style-name="P27"/>
      <text:p text:style-name="P37">Comentem </text:p>
      <text:list xml:id="list205203236004221" text:continue-numbering="true" text:style-name="L5">
        <text:list-item>
          <text:p text:style-name="P174">Comentem <text:a xlink:type="simple" xlink:href="https://paulinoposada.github.io/web_e/web_e_2425/documents/ta.pdf">tasca 5</text:a>.</text:p>
        </text:list-item>
        <text:list-item>
          <text:p text:style-name="P172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8"/>
      <text:p text:style-name="P58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8"/>
      <text:p text:style-name="P51">Comentem <text:s/></text:p>
      <text:list xml:id="list205201797326353" text:continue-list="list205201676531679" text:style-name="L1">
        <text:list-item>
          <text:p text:style-name="P173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49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49"/>
        </text:list-item>
      </text:list>
      <text:p text:style-name="P38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8"/>
      <text:list xml:id="list6791605783507847425" text:style-name="L6">
        <text:list-item>
          <text:p text:style-name="P15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64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12"><text:span text:style-name="T19">Comencem a comentar apartat 1.2 </text:span><text:span text:style-name="T49">La derivada y ejemplos de tensiones variables </text:span><text:span text:style-name="T50">(fins pàg. 13)</text:span></text:p>
      <text:p text:style-name="P114">Comentem exercici 1.2-1</text:p>
      <text:p text:style-name="P113"/>
      <text:p text:style-name="P113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9"/>
      <text:p text:style-name="P52">Comentem <text:s/></text:p>
      <text:list xml:id="list205202512016885" text:continue-list="list205201797326353" text:style-name="L1">
        <text:list-item>
          <text:p text:style-name="P175">Treball autònom 9</text:p>
        </text:list-item>
        <text:list-item>
          <text:p text:style-name="P177"><text:span text:style-name="T20">Co</text:span><text:span text:style-name="T21">ntinuem</text:span><text:span text:style-name="T20"> amb l'</text:span><text:a xlink:type="simple" xlink:href="https://paulinoposada.github.io/web_e/web_e_2425/documents/apunts/unitat_5_condensador/e_apunts_ud_5_gs.pdf"><text:span text:style-name="T20">unitat 5</text:span></text:a><text:span text:style-name="T20">, </text:span><text:span text:style-name="T22">terminem de comentar apartat 1.2 </text:span><text:span text:style-name="T49">La derivada y ejemplos de tensiones variables</text:span></text:p>
        </text:list-item>
        <text:list-item>
          <text:p text:style-name="P150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50"/>
        </text:list-item>
      </text:list>
      <text:p text:style-name="P39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9"/>
      <text:p text:style-name="P59">Lliure triat pel centre</text:p>
      <text:list xml:id="list2113143129231435019" text:style-name="L7">
        <text:list-header>
          <text:p text:style-name="P165"><text:s/></text:p>
        </text:list-header>
      </text:list>
      <text:p text:style-name="P9">Di<text:span text:style-name="T5">vendres</text:span><text:tab/><text:tab/><text:tab/><text:span text:style-name="T51">01</text:span>/<text:span text:style-name="T6">11</text:span>/2<text:span text:style-name="T1">4</text:span></text:p>
      <text:p text:style-name="P9"/>
      <text:p text:style-name="P59">Tots Sants</text:p>
      <text:p text:style-name="P9"/>
      <text:p text:style-name="P115"/>
      <text:p text:style-name="P115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0"/>
      <text:p text:style-name="P60"><text:a xlink:type="simple" xlink:href="https://paulinoposada.github.io/web_e/web_e_2425/documents/examens/241106_ome_map33a_examen_sol.pdf">Examen</text:a></text:p>
      <text:list xml:id="list205201798484269" text:continue-list="list205202512016885" text:style-name="L1">
        <text:list-header>
          <text:p text:style-name="P151"/>
        </text:list-header>
      </text:list>
      <text:p text:style-name="P40"/>
      <text:p text:style-name="P10"/>
      <text:p text:style-name="P137">Di<text:span text:style-name="T3">jous</text:span><text:tab/><text:tab/><text:tab/><text:tab/><text:span text:style-name="T52">07</text:span>/<text:span text:style-name="T6">11</text:span>/2<text:span text:style-name="T1">4</text:span></text:p>
      <text:p text:style-name="P40"/>
      <text:list xml:id="list156872696492960008" text:style-name="L8">
        <text:list-item>
          <text:p text:style-name="P157"><text:span text:style-name="T52">Comentem solució de l'</text:span><text:a xlink:type="simple" xlink:href="https://paulinoposada.github.io/web_e/web_e_2425/documents/examens/241106_ome_map33a_examen_sol.pdf"><text:span text:style-name="T52">examen</text:span></text:a><text:span text:style-name="T52">.</text:span></text:p>
          <text:p text:style-name="P166"><text:s/></text:p>
        </text:list-item>
      </text:list>
      <text:p text:style-name="P10"/>
      <text:p text:style-name="P10">Di<text:span text:style-name="T5">vendres</text:span><text:tab/><text:tab/><text:tab/><text:span text:style-name="T52">08</text:span>/<text:span text:style-name="T6">11</text:span>/2<text:span text:style-name="T1">4</text:span></text:p>
      <text:p text:style-name="P10"/>
      <text:p text:style-name="P115"><text:span text:style-name="T20">Co</text:span><text:span text:style-name="T21">ntinuem</text:span><text:span text:style-name="T20"> amb l'</text:span><text:a xlink:type="simple" xlink:href="https://paulinoposada.github.io/web_e/web_e_2425/documents/apunts/unitat_5_condensador/e_apunts_ud_5_gs.pdf"><text:span text:style-name="T20">unitat 5</text:span></text:a><text:span text:style-name="T20">. </text:span><text:span text:style-name="T23">Comentem gràfics pàg. 19, comencem apartat 1.3 Capacitat d'un condensador.</text:span></text:p>
      <text:p text:style-name="P116"/>
      <text:p text:style-name="P116"/>
      <text:p text:style-name="P116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31"/>
      <text:p text:style-name="P62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05202742714991" text:continue-list="list205201798484269" text:style-name="L1">
        <text:list-header>
          <text:p text:style-name="P152"/>
        </text:list-header>
      </text:list>
      <text:p text:style-name="P41"/>
      <text:p text:style-name="P11">Di<text:span text:style-name="T3">jous</text:span><text:tab/><text:tab/><text:tab/><text:tab/><text:span text:style-name="T53">14</text:span>/<text:span text:style-name="T6">11</text:span>/2<text:span text:style-name="T1">4</text:span></text:p>
      <text:p text:style-name="P61"/>
      <text:p text:style-name="P61"><text:span text:style-name="T54">Comentat treball </text:span><text:a xlink:type="simple" xlink:href="https://paulinoposada.github.io/web_e/web_e_2425/documents/ta/ta_09.pdf"><text:span text:style-name="T54">autonom 9</text:span></text:a><text:span text:style-name="T54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4">Terminat de comentar l'apartat 1.3 Capacidad de un condensador. </text:p>
      <text:p text:style-name="P65">Comentat apartat 1.4 Conexión serie/paralelo de condensadores</text:p>
      <text:p text:style-name="P66">Comentat apartat 1.5 Condensadores en la práctica</text:p>
      <text:p text:style-name="P66">Començat a comentar l'exercici 1.4-3 pàg. 36</text:p>
      <text:p text:style-name="P65"/>
      <text:list xml:id="list5102868901845925327" text:style-name="L9">
        <text:list-header>
          <text:p text:style-name="P158"/>
          <text:p text:style-name="P167"><text:s/></text:p>
        </text:list-header>
      </text:list>
      <text:p text:style-name="P11">Di<text:span text:style-name="T5">vendres</text:span><text:tab/><text:tab/><text:tab/><text:span text:style-name="T53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0">Comentat exercici <text:span text:style-name="T55">l'exercici 1.4-3 pàg. 36 </text:span>i treball <text:a xlink:type="simple" xlink:href="https://paulinoposada.github.io/web_e/web_e_2425/documents/ta/ta_11.pdf">autònom 11</text:a>.</text:p>
      <text:p text:style-name="P70"/>
      <text:p text:style-name="P70"/>
      <text:p text:style-name="P117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32"/>
      <text:p text:style-name="P75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5"/>
      <text:p text:style-name="P75">Començat amb <text:a xlink:type="simple" xlink:href="https://paulinoposada.github.io/web_e/web_e_2425/documents/apunts/unitat_6_magnetisme/e_apunts_ud_6_gs.pdf">unitat 6</text:a>.</text:p>
      <text:p text:style-name="P75">Comentat apartat 1.1 Imanes permanentes.</text:p>
      <text:p text:style-name="P76">Comentat apartat 1.<text:span text:style-name="T57">2</text:span> <text:span text:style-name="T57">Electromagnetismo</text:span>.</text:p>
      <text:p text:style-name="P63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05202818306295" text:continue-list="list205202742714991" text:style-name="L1">
        <text:list-header>
          <text:p text:style-name="P153"/>
        </text:list-header>
      </text:list>
      <text:p text:style-name="P42"/>
      <text:p text:style-name="P14">Di<text:span text:style-name="T3">jous</text:span><text:tab/><text:tab/><text:tab/><text:tab/><text:span text:style-name="T56">21</text:span>/<text:span text:style-name="T6">11</text:span>/2<text:span text:style-name="T1">4</text:span></text:p>
      <text:p text:style-name="P77"/>
      <text:p text:style-name="P77">Co<text:span text:style-name="T58">ntinuat</text:span> amb <text:a xlink:type="simple" xlink:href="https://paulinoposada.github.io/web_e/web_e_2425/documents/apunts/unitat_6_magnetisme/e_apunts_ud_6_gs.pdf">unitat 6</text:a>.</text:p>
      <text:p text:style-name="P87">Comentat apartat 1.4 Permeabilidad y saturación</text:p>
      <text:p text:style-name="P14"/>
      <text:p text:style-name="P14"/>
      <text:p text:style-name="P14"/>
      <text:p text:style-name="P138">Di<text:span text:style-name="T5">vendres</text:span><text:tab/><text:tab/><text:tab/><text:span text:style-name="T56">22</text:span>/<text:span text:style-name="T6">11</text:span>/2<text:span text:style-name="T1">4</text:span></text:p>
      <text:p text:style-name="P77"/>
      <text:p text:style-name="P77">Co<text:span text:style-name="T58">ntinuat</text:span> amb <text:a xlink:type="simple" xlink:href="https://paulinoposada.github.io/web_e/web_e_2425/documents/apunts/unitat_6_magnetisme/e_apunts_ud_6_gs.pdf">unitat 6</text:a>.</text:p>
      <text:p text:style-name="P87">Comentat apartat 1.4 Permeabilidad y saturación</text:p>
      <text:p text:style-name="P15"/>
      <text:p text:style-name="P71"/>
      <text:p text:style-name="P118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87"/>
      <text:p text:style-name="P87">Preparació examen.</text:p>
      <text:p text:style-name="P56"/>
      <text:p text:style-name="P43"/>
      <text:p text:style-name="P15">Di<text:span text:style-name="T3">jous</text:span><text:tab/><text:tab/><text:tab/><text:tab/><text:span text:style-name="T56">28</text:span>/<text:span text:style-name="T6">11</text:span>/2<text:span text:style-name="T1">4</text:span></text:p>
      <text:p text:style-name="P87"/>
      <text:p text:style-name="P87">Examen</text:p>
      <text:p text:style-name="P67"/>
      <text:p text:style-name="P84"/>
      <text:p text:style-name="P84"/>
      <text:p text:style-name="P15">Di<text:span text:style-name="T5">vendres</text:span><text:tab/><text:tab/><text:tab/><text:span text:style-name="T56">22</text:span>/<text:span text:style-name="T6">11</text:span>/2<text:span text:style-name="T1">4</text:span></text:p>
      <text:p text:style-name="P72"/>
      <text:p text:style-name="P93">Comentem <text:a xlink:type="simple" xlink:href="https://paulinoposada.github.io/web_e/web_e_2425/documents/examens/241128_ome_map33a_examen_sol.pdf">solució examen</text:a></text:p>
      <text:p text:style-name="P71"/>
      <text:p text:style-name="P119"/>
      <text:p text:style-name="P119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88"/>
      <text:p text:style-name="P78">Co<text:span text:style-name="T58">ntinuat</text:span> amb <text:a xlink:type="simple" xlink:href="https://paulinoposada.github.io/web_e/web_e_2425/documents/apunts/unitat_6_magnetisme/e_apunts_ud_6_gs.pdf">unitat 6</text:a>.</text:p>
      <text:p text:style-name="P94">Comentem apartat 1.5 Inducción electromagnética</text:p>
      <text:p text:style-name="P94">Comentem apartat 1.6 Inducción mutua</text:p>
      <text:p text:style-name="P94">Comentem els exercicis 1.12-6 i 7</text:p>
      <text:p text:style-name="P57"/>
      <text:p text:style-name="P44"/>
      <text:p text:style-name="P16">Di<text:span text:style-name="T3">jous</text:span><text:tab/><text:tab/><text:tab/><text:tab/><text:span text:style-name="T59">05</text:span>/<text:span text:style-name="T6">12</text:span>/2<text:span text:style-name="T1">4</text:span></text:p>
      <text:p text:style-name="P88"/>
      <text:p text:style-name="P95">Baixem al taller, continuem amb la <text:a xlink:type="simple" xlink:href="https://paulinoposada.github.io/web_e/web_e_2425/documents/practiques/practica_condensador.pdf"><text:span text:style-name="T60">pràctica condensador</text:span></text:a><text:span text:style-name="T60">.</text:span> </text:p>
      <text:p text:style-name="P68"/>
      <text:p text:style-name="P85"/>
      <text:p text:style-name="P85"/>
      <text:p text:style-name="P16">Di<text:span text:style-name="T5">vendres</text:span><text:tab/><text:tab/><text:tab/><text:span text:style-name="T59">06</text:span>/<text:span text:style-name="T6">12</text:span>/2<text:span text:style-name="T1">4</text:span></text:p>
      <text:p text:style-name="P73"/>
      <text:p text:style-name="P95">Festiu</text:p>
      <text:p text:style-name="P120"/>
      <text:p text:style-name="P120"/>
      <text:p text:style-name="P120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89"/>
      <text:p text:style-name="P96">Baixa</text:p>
      <text:p text:style-name="P45"/>
      <text:p text:style-name="P17"/>
      <text:p text:style-name="P17">Di<text:span text:style-name="T3">jous</text:span><text:tab/><text:tab/><text:tab/><text:tab/><text:span text:style-name="T61">12</text:span>/<text:span text:style-name="T6">12</text:span>/2<text:span text:style-name="T1">4</text:span></text:p>
      <text:p text:style-name="P89"/>
      <text:p text:style-name="P96">Baixa</text:p>
      <text:p text:style-name="P69"/>
      <text:p text:style-name="P86"/>
      <text:p text:style-name="P17"/>
      <text:p text:style-name="P139">Di<text:span text:style-name="T5">vendres</text:span><text:tab/><text:tab/><text:tab/><text:span text:style-name="T61">13</text:span>/<text:span text:style-name="T6">12</text:span>/2<text:span text:style-name="T1">4</text:span></text:p>
      <text:p text:style-name="P74"/>
      <text:p text:style-name="P96">Baixa</text:p>
      <text:p text:style-name="P74"/>
      <text:p text:style-name="P74"/>
      <text:p text:style-name="P120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89"/>
      <text:p text:style-name="P96">Comentem dubtes examen.</text:p>
      <text:p text:style-name="P79">Co<text:span text:style-name="T58">ntinuat</text:span> amb <text:a xlink:type="simple" xlink:href="https://paulinoposada.github.io/web_e/web_e_2425/documents/apunts/unitat_6_magnetisme/e_apunts_ud_6_gs.pdf">unitat 6</text:a>.</text:p>
      <text:p text:style-name="P96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1">19</text:span>/<text:span text:style-name="T6">12</text:span>/2<text:span text:style-name="T1">4</text:span></text:p>
      <text:p text:style-name="P89"/>
      <text:p text:style-name="P96">Examen</text:p>
      <text:p text:style-name="P69"/>
      <text:p text:style-name="P86"/>
      <text:p text:style-name="P121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99">Repassem <text:a xlink:type="simple" xlink:href="https://paulinoposada.github.io/web_e/web_e_2425/documents/apunts/unitat_6_magnetisme/e_apunts_ud_6_gs.pdf"><text:span text:style-name="T56">unitat 6</text:span></text:a>.</text:p>
      <text:p text:style-name="P98">Comentem apartat 1.7 Inductores i inductancia</text:p>
      <text:p text:style-name="P90"/>
      <text:p text:style-name="P97"/>
      <text:p text:style-name="P122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99"/>
      <text:p text:style-name="P80">Co<text:span text:style-name="T58">ntinuat</text:span> amb <text:a xlink:type="simple" xlink:href="https://paulinoposada.github.io/web_e/web_e_2425/documents/apunts/unitat_6_magnetisme/e_apunts_ud_6_gs.pdf">unitat 6</text:a>.</text:p>
      <text:p text:style-name="P99">Comentem apartat 1.<text:span text:style-name="T62">8</text:span> <text:span text:style-name="T62">Càlcul d'inductors.</text:span></text:p>
      <text:p text:style-name="P91"/>
      <text:p text:style-name="P123"/>
      <text:p text:style-name="P123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0"/>
      <text:p text:style-name="P81">Co<text:span text:style-name="T58">ntinuat</text:span> amb <text:a xlink:type="simple" xlink:href="https://paulinoposada.github.io/web_e/web_e_2425/documents/apunts/unitat_6_magnetisme/e_apunts_ud_6_gs.pdf">unitat 6</text:a>.</text:p>
      <text:p text:style-name="P100">Comentem apartat<text:span text:style-name="T63">s</text:span> 1.<text:span text:style-name="T63">9</text:span> <text:span text:style-name="T63">Factors que influeixen en l'inductància, 1.10 Inductors en sèrie i paral·lel i 1.11 Inductors en la pràctica.</text:span></text:p>
      <text:p text:style-name="P100"/>
      <text:p text:style-name="P92"/>
      <text:p text:style-name="P124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1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1"/>
      <text:p text:style-name="P20"/>
      <text:p text:style-name="P20">Dijous <text:tab/><text:tab/><text:tab/>16/01/25</text:p>
      <text:p text:style-name="P20"/>
      <text:p text:style-name="P82">Co<text:span text:style-name="T58">ntinuat</text:span> amb <text:a xlink:type="simple" xlink:href="https://paulinoposada.github.io/web_e/web_e_2425/documents/apunts/unitat_6_magnetisme/e_apunts_ud_6_gs.pdf">unitat 6</text:a>.</text:p>
      <text:p text:style-name="P102">Comentem el<text:span text:style-name="T64">s</text:span> exercicis 1.12-1 a 1<text:span text:style-name="T64">2</text:span></text:p>
      <text:p text:style-name="P20"/>
      <text:p text:style-name="P20"/>
      <text:p text:style-name="P21"/>
      <text:p text:style-name="P140">Di<text:span text:style-name="T64">vendres</text:span> <text:tab/><text:tab/><text:tab/>1<text:span text:style-name="T64">7</text:span>/01/25</text:p>
      <text:p text:style-name="P21"/>
      <text:p text:style-name="P83"><text:span text:style-name="T64">Acabat</text:span> amb <text:a xlink:type="simple" xlink:href="https://paulinoposada.github.io/web_e/web_e_2425/documents/apunts/unitat_6_magnetisme/e_apunts_ud_6_gs.pdf">unitat 6</text:a>.</text:p>
      <text:p text:style-name="P103">Comen<text:span text:style-name="T64">tem</text:span> l<text:span text:style-name="T64">'</text:span>exercici 1.12-13</text:p>
      <text:p text:style-name="P103"/>
      <text:p text:style-name="P104">Començat amb la <text:a xlink:type="simple" xlink:href="https://paulinoposada.github.io/web_e/web_e_2425/documents/apunts/unitat_7_ca/e_apunts_ud_7_gs.pdf">unitat 7</text:a> - Corrent altern</text:p>
      <text:p text:style-name="P103">Come<text:span text:style-name="T64">nçam a comentar l'apartat 1, teoria bàsica.</text:span></text:p>
      <text:p text:style-name="P104"/>
      <text:p text:style-name="P104"/>
      <text:p text:style-name="P125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25"/>
      <text:p text:style-name="P132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07">Comentat el funcionament del circuit.</text:p>
      <text:p text:style-name="P132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10">Baixat al taller. Comencen a muntar la pràctica motor 2, els grups 1 i 2</text:p>
      <text:p text:style-name="P126"/>
      <text:p text:style-name="P126"/>
      <text:p text:style-name="P126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26"/>
      <text:p text:style-name="P105"><text:span text:style-name="T65">Continuem amb la </text:span><text:a xlink:type="simple" xlink:href="https://paulinoposada.github.io/web_e/web_e_2425/documents/apunts/unitat_7_ca/e_apunts_ud_7_gs.pdf"><text:span text:style-name="T65">unitat 7</text:span></text:a><text:span text:style-name="T65">.</text:span></text:p>
      <text:p text:style-name="P108"><text:span text:style-name="T66">Terminem de c</text:span>oment<text:span text:style-name="T66">ar</text:span> <text:span text:style-name="T66">l'</text:span>apartat <text:span text:style-name="T66">1 Corrient altern (ca, AC), teoria bàsica.</text:span> </text:p>
      <text:p text:style-name="P104"/>
      <text:p text:style-name="P104"/>
      <text:p text:style-name="P104"/>
      <text:p text:style-name="P127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27"/>
      <text:p text:style-name="P106"><text:span text:style-name="T67">Repassat els exercicis 1.12-14 i 1.12-15 de la </text:span><text:a xlink:type="simple" xlink:href="https://paulinoposada.github.io/web_e/web_e_2425/documents/apunts/unitat_6_magnetisme/e_apunts_ud_6_gs.pdf"><text:span text:style-name="T67">unitat 6</text:span></text:a><text:span text:style-name="T67">.</text:span></text:p>
      <text:p text:style-name="P109"/>
      <text:p text:style-name="P109"/>
      <text:p text:style-name="P128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28"/>
      <text:p text:style-name="P133"><text:span text:style-name="T38">C</text:span><text:span text:style-name="T27">omentem dubtes relatius a l'examen de demà.</text:span></text:p>
      <text:p text:style-name="P18"/>
      <text:p text:style-name="P18"/>
      <text:p text:style-name="P129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34"/>
      <text:p text:style-name="P134"><text:span text:style-name="T46">Feim el primer examen de la segona avaluació</text:span><text:span text:style-name="T27">.</text:span></text:p>
      <text:p text:style-name="P19"/>
      <text:p text:style-name="P19"/>
      <text:p text:style-name="P22">Divendres<text:tab/><text:tab/>31/01/25</text:p>
      <text:p text:style-name="P22"/>
      <text:p text:style-name="P111">Comentem la solució de l'examen.</text:p>
      <text:p text:style-name="P111"/>
      <text:p text:style-name="P111"/>
      <text:p text:style-name="P130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30"/>
      <text:p text:style-name="P131"><text:span text:style-name="T26">Feim la practica 1 amb l'</text:span><text:span text:style-name="T18"> </text:span><text:a xlink:type="simple" xlink:href="https://paulinoposada.github.io/web_e/web_e_2425/documents/apunts/arduino/e_apunts_arduino.pdf"><text:span text:style-name="T18">Arduino</text:span></text:a><text:span text:style-name="T18">.</text:span></text:p>
      <text:p text:style-name="P130"/>
      <text:p text:style-name="P17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2-05T20:52:01.122088418</dc:date>
    <meta:editing-duration>PT5H52M20S</meta:editing-duration>
    <meta:editing-cycles>103</meta:editing-cycles>
    <meta:document-statistic meta:table-count="0" meta:image-count="0" meta:object-count="0" meta:page-count="7" meta:paragraph-count="184" meta:word-count="848" meta:character-count="5602" meta:non-whitespace-character-count="4815"/>
  </office:meta>
</office:document-meta>
</file>